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9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2.831cm" style:rel-column-width="21844*"/>
    </style:style>
    <style:style style:name="Tableau1.B" style:family="table-column">
      <style:table-column-properties style:column-width="2.831cm" style:rel-column-width="21846*"/>
    </style:style>
    <style:style style:name="Tableau1.C" style:family="table-column">
      <style:table-column-properties style:column-width="2.831cm" style:rel-column-width="21845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1.B1" style:family="table-cell">
      <style:table-cell-properties style:vertical-align="" fo:background-color="#de9ad5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" fo:background-color="#de9ad5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1.A2" style:family="table-cell">
      <style:table-cell-properties style:vertical-align="" fo:background-color="#de9ad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au1.A3" style:family="table-cell">
      <style:table-cell-properties style:vertical-align="" fo:background-color="#de9ad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7.996cm" table:align="left"/>
    </style:style>
    <style:style style:name="Tableau4.A" style:family="table-column">
      <style:table-column-properties style:column-width="1.369cm"/>
    </style:style>
    <style:style style:name="Tableau4.B" style:family="table-column">
      <style:table-column-properties style:column-width="1.374cm"/>
    </style:style>
    <style:style style:name="Tableau4.C" style:family="table-column">
      <style:table-column-properties style:column-width="2.148cm"/>
    </style:style>
    <style:style style:name="Tableau4.D" style:family="table-column">
      <style:table-column-properties style:column-width="1.6cm"/>
    </style:style>
    <style:style style:name="Tableau4.E" style:family="table-column">
      <style:table-column-properties style:column-width="1.505cm"/>
    </style:style>
    <style:style style:name="Tableau4.A1" style:family="table-cell">
      <style:table-cell-properties fo:padding="0.097cm" fo:border="none"/>
    </style:style>
    <style:style style:name="Tableau4.2" style:family="table-row">
      <style:table-row-properties style:row-height="0.801cm"/>
    </style:style>
    <style:style style:name="Tableau4.A2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B2" style:family="table-cell">
      <style:table-cell-properties style:vertical-align="middle" fo:padding="0.097cm" fo:border="0.5pt solid #000000"/>
    </style:style>
    <style:style style:name="Tableau4.C2" style:family="table-cell">
      <style:table-cell-properties style:vertical-align="middle" fo:padding="0.097cm" fo:border="none"/>
    </style:style>
    <style:style style:name="Tableau4.E2" style:family="table-cell">
      <style:table-cell-properties style:vertical-align="middle" fo:padding="0.097cm" fo:border="0.5pt solid #000000"/>
    </style:style>
    <style:style style:name="Tableau4.A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C3" style:family="table-cell">
      <style:table-cell-properties style:vertical-align="middle" fo:padding="0.097cm" fo:border="none"/>
    </style:style>
    <style:style style:name="Tableau23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3.A" style:family="table-column">
      <style:table-column-properties style:column-width="5.964cm"/>
    </style:style>
    <style:style style:name="Tableau23.B" style:family="table-column">
      <style:table-column-properties style:column-width="1.402cm"/>
    </style:style>
    <style:style style:name="Tableau23.C" style:family="table-column">
      <style:table-column-properties style:column-width="1.783cm"/>
    </style:style>
    <style:style style:name="Tableau23.1" style:family="table-row">
      <style:table-row-properties fo:background-color="transparent" fo:keep-together="auto">
        <style:background-image/>
      </style:table-row-properties>
    </style:style>
    <style:style style:name="Tableau23.A1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3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3.C1" style:family="table-cell" style:data-style-name="N0">
      <style:table-cell-properties fo:padding="0.097cm" fo:border="0.5pt solid #000000"/>
    </style:style>
    <style:style style:name="Tableau23.A2" style:family="table-cell">
      <style:table-cell-properties style:vertical-align="" fo:background-color="#de9ad5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23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au23.C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8.A" style:family="table-column">
      <style:table-column-properties style:column-width="5.964cm"/>
    </style:style>
    <style:style style:name="Tableau28.B" style:family="table-column">
      <style:table-column-properties style:column-width="1.402cm"/>
    </style:style>
    <style:style style:name="Tableau28.C" style:family="table-column">
      <style:table-column-properties style:column-width="1.783cm"/>
    </style:style>
    <style:style style:name="Tableau28.1" style:family="table-row">
      <style:table-row-properties fo:background-color="transparent" fo:keep-together="auto">
        <style:background-image/>
      </style:table-row-properties>
    </style:style>
    <style:style style:name="Tableau28.A1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8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8.C1" style:family="table-cell" style:data-style-name="N0">
      <style:table-cell-properties fo:padding="0.097cm" fo:border="0.5pt solid #000000"/>
    </style:style>
    <style:style style:name="Tableau28.A2" style:family="table-cell">
      <style:table-cell-properties style:vertical-align="" fo:background-color="#de9ad5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28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au28.C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4.579cm" fo:margin-left="2.499cm" fo:margin-right="2.501cm" table:align="margins"/>
    </style:style>
    <style:style style:name="Tableau2.A" style:family="table-column">
      <style:table-column-properties style:column-width="2.29cm" style:rel-column-width="32767*"/>
    </style:style>
    <style:style style:name="Tableau2.B" style:family="table-column">
      <style:table-column-properties style:column-width="2.29cm" style:rel-column-width="32768*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9.149cm" table:align="left"/>
    </style:style>
    <style:style style:name="Tableau3.A" style:family="table-column">
      <style:table-column-properties style:column-width="1.856cm"/>
    </style:style>
    <style:style style:name="Tableau3.B" style:family="table-column">
      <style:table-column-properties style:column-width="2.378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99cm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2" fo:font-size="10pt" fo:font-style="normal" fo:text-shadow="none" style:text-underline-style="none" fo:font-weight="normal" officeooo:paragraph-rsid="001140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2" fo:font-size="10pt" fo:font-style="normal" fo:text-shadow="none" style:text-underline-style="none" fo:font-weight="bold" officeooo:paragraph-rsid="001140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Bitstream Vera Sans2" fo:font-size="10pt" fo:font-style="normal" fo:text-shadow="none" style:text-underline-style="none" fo:font-weight="bold" officeooo:paragraph-rsid="001140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Bitstream Vera Sans2" fo:font-size="10pt" fo:font-style="normal" fo:text-shadow="none" style:text-underline-style="none" fo:font-weight="bold" officeooo:rsid="00114071" officeooo:paragraph-rsid="001140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Bitstream Vera Sans2" fo:font-size="10pt" officeooo:paragraph-rsid="00114071" style:font-size-asian="10pt" style:font-size-complex="10pt"/>
    </style:style>
    <style:style style:name="P11" style:family="paragraph" style:parent-style-name="Standard">
      <style:text-properties officeooo:paragraph-rsid="00114071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4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2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2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oter">
      <style:text-properties officeooo:paragraph-rsid="00229be3"/>
    </style:style>
    <style:style style:name="P2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_5f_En-tête">
      <style:text-properties officeooo:rsid="00114071" officeooo:paragraph-rsid="00114071"/>
    </style:style>
    <style:style style:name="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2" style:family="paragraph" style:parent-style-name="Standard">
      <style:paragraph-properties fo:margin-top="0.101cm" fo:margin-bottom="0cm" loext:contextual-spacing="false"/>
      <style:text-properties style:font-name="Bitstream Vera Sans2" fo:font-size="10pt" officeooo:paragraph-rsid="00114071" style:font-size-asian="10pt" style:font-size-complex="10pt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/>
      <style:text-properties fo:color="#000000" style:font-name="Bitstream Vera Sans" fo:font-size="10pt" fo:font-style="normal" fo:font-weight="bold" officeooo:paragraph-rsid="00114071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4" style:family="paragraph" style:parent-style-name="Standard">
      <style:paragraph-properties fo:margin-top="0.101cm" fo:margin-bottom="0.101cm" loext:contextual-spacing="false"/>
      <style:text-properties officeooo:paragraph-rsid="00114071"/>
    </style:style>
    <style:style style:name="P35" style:family="paragraph" style:parent-style-name="_5f_Paragraphe_20_livret_20_">
      <style:paragraph-properties fo:text-align="center" style:justify-single-word="false"/>
      <style:text-properties fo:font-size="9pt" officeooo:paragraph-rsid="001bca5b" style:font-size-asian="9pt" style:font-size-complex="9pt"/>
    </style:style>
    <style:style style:name="P36" style:family="paragraph" style:parent-style-name="_5f_Paragraphe_20_livret_20_">
      <style:paragraph-properties fo:text-align="center" style:justify-single-word="false"/>
      <style:text-properties fo:font-size="9pt" officeooo:paragraph-rsid="0026a180" style:font-size-asian="9pt" style:font-size-complex="9pt"/>
    </style:style>
    <style:style style:name="P37" style:family="paragraph" style:parent-style-name="_5f_Paragraphe_20_livret_20_">
      <style:paragraph-properties fo:text-align="center" style:justify-single-word="false"/>
      <style:text-properties officeooo:paragraph-rsid="0040d7bf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2e0f10" officeooo:paragraph-rsid="0020ae4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3445b9" officeooo:paragraph-rsid="003445b9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20ae47" style:font-size-asian="9pt" style:font-size-complex="9pt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3445b9" officeooo:paragraph-rsid="003445b9" style:font-size-asian="9pt" style:font-size-complex="9pt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fo:font-weight="bold" officeooo:rsid="003445b9" officeooo:paragraph-rsid="003445b9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rsid="003445b9" officeooo:paragraph-rsid="003445b9" style:font-size-asian="9pt" style:font-size-complex="9pt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3" fo:font-size="9pt" officeooo:paragraph-rsid="0026a180" style:font-size-asian="9pt" style:font-size-complex="9pt"/>
    </style:style>
    <style:style style:name="P45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46" style:family="paragraph" style:parent-style-name="_5f_Paragraphe_20_livret">
      <style:paragraph-properties fo:margin-top="0cm" fo:margin-bottom="0cm" loext:contextual-spacing="false"/>
      <style:text-properties officeooo:paragraph-rsid="003def64"/>
    </style:style>
    <style:style style:name="P47" style:family="paragraph" style:parent-style-name="_5f_Paragraphe_20_livret">
      <style:paragraph-properties fo:margin-top="0cm" fo:margin-bottom="0cm" loext:contextual-spacing="false"/>
      <style:text-properties officeooo:paragraph-rsid="0040d7bf"/>
    </style:style>
    <style:style style:name="P48" style:family="paragraph" style:parent-style-name="_5f_Paragraphe_20_livret_20_">
      <style:paragraph-properties fo:margin-top="0cm" fo:margin-bottom="0cm" loext:contextual-spacing="false"/>
    </style:style>
    <style:style style:name="P49" style:family="paragraph" style:parent-style-name="Standard">
      <style:paragraph-properties fo:margin-top="0.499cm" fo:margin-bottom="0cm" loext:contextual-spacing="false" style:shadow="none"/>
      <style:text-properties style:font-name="Bitstream Vera Sans2" fo:font-size="10pt" fo:font-style="normal" fo:font-weight="bold" officeooo:paragraph-rsid="00114071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_5f_Paragraphe_20_livret">
      <style:paragraph-properties fo:margin-top="0.101cm" fo:margin-bottom="0.3cm" loext:contextual-spacing="false"/>
    </style:style>
    <style:style style:name="P51" style:family="paragraph" style:parent-style-name="_5f_Paragraphe_20_livret">
      <style:paragraph-properties fo:margin-top="0cm" fo:margin-bottom="0.199cm" loext:contextual-spacing="false"/>
      <style:text-properties fo:letter-spacing="-0.004cm"/>
    </style:style>
    <style:style style:name="P52" style:family="paragraph" style:parent-style-name="Exo_5f_Num">
      <style:paragraph-properties fo:margin-top="1.251cm" fo:margin-bottom="0cm" loext:contextual-spacing="false"/>
      <style:text-properties officeooo:paragraph-rsid="0020ae47"/>
    </style:style>
    <style:style style:name="P53" style:family="paragraph" style:parent-style-name="FILET_5f_POINTILLES" style:list-style-name="_5f_Numérotation_20_des_20_exercices_20_livrets">
      <style:text-properties officeooo:paragraph-rsid="002a82ce"/>
    </style:style>
    <style:style style:name="P54" style:family="paragraph" style:parent-style-name="FILET_5f_POINTILLES" style:list-style-name="_5f_Numérotation_20_des_20_exercices_20_livrets">
      <style:text-properties officeooo:paragraph-rsid="00405243"/>
    </style:style>
    <style:style style:name="P55" style:family="paragraph" style:parent-style-name="FILET_5f_POINTILLES" style:list-style-name="Num_5f_Exo">
      <style:text-properties officeooo:paragraph-rsid="002a82ce"/>
    </style:style>
    <style:style style:name="P56" style:family="paragraph" style:parent-style-name="FILET_5f_POINTILLES" style:list-style-name="Num_5f_Exo">
      <style:text-properties officeooo:paragraph-rsid="00341182"/>
    </style:style>
    <style:style style:name="P57" style:family="paragraph" style:parent-style-name="FILET_5f_POINTILLES" style:list-style-name="liste_5f_abc">
      <style:text-properties officeooo:paragraph-rsid="002a82ce"/>
    </style:style>
    <style:style style:name="P58" style:family="paragraph" style:parent-style-name="FILET_5f_POINTILLES" style:list-style-name="L1">
      <style:text-properties officeooo:paragraph-rsid="002a82ce"/>
    </style:style>
    <style:style style:name="P59" style:family="paragraph" style:parent-style-name="FILET_5f_POINTILLES" style:list-style-name="_5f_Numérotation_20_des_20_exercices_20_livrets">
      <style:paragraph-properties style:line-height-at-least="0.706cm"/>
      <style:text-properties officeooo:paragraph-rsid="002a82ce"/>
    </style:style>
    <style:style style:name="P60" style:family="paragraph" style:parent-style-name="FILET_5f_POINTILLES" style:list-style-name="Num_5f_Exo">
      <style:paragraph-properties fo:margin-top="0.199cm" fo:margin-bottom="0cm" loext:contextual-spacing="false"/>
      <style:text-properties officeooo:paragraph-rsid="002a82ce"/>
    </style:style>
    <style:style style:name="P61" style:family="paragraph" style:parent-style-name="FILET_5f_POINTILLES" style:list-style-name="_5f_Numérotation_20_des_20_exercices_20_livrets">
      <style:paragraph-properties fo:margin-top="0cm" fo:margin-bottom="0cm" loext:contextual-spacing="false"/>
      <style:text-properties officeooo:paragraph-rsid="002a82ce"/>
    </style:style>
    <style:style style:name="P62" style:family="paragraph" style:parent-style-name="Table_20_Contents" style:list-style-name="Num_5f_Exo">
      <style:paragraph-properties fo:margin-top="0cm" fo:margin-bottom="0cm" loext:contextual-spacing="false" fo:text-align="center" style:justify-single-word="false"/>
      <style:text-properties style:use-window-font-color="true" style:font-name="Bitstream Vera Sans2" fo:font-size="9pt" fo:font-style="normal" fo:font-weight="normal" officeooo:paragraph-rsid="001a713e" fo:background-color="#ffff00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use-window-font-color="true" style:font-name="Bitstream Vera Sans1" fo:font-size="9pt" fo:font-style="normal" fo:font-weight="normal" officeooo:rsid="002e0f10" officeooo:paragraph-rsid="001a713e" fo:background-color="#ffff00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able_20_Heading" style:list-style-name="Num_5f_Exo">
      <style:paragraph-properties fo:margin-top="0cm" fo:margin-bottom="0cm" loext:contextual-spacing="false" fo:text-align="center" style:justify-single-word="false"/>
      <style:text-properties style:use-window-font-color="true" style:font-name="Bitstream Vera Sans2" fo:font-size="9pt" fo:font-style="normal" fo:font-weight="normal" officeooo:paragraph-rsid="001a713e" fo:background-color="#ffff00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_5f_Paragraphe_20_livret_20_" style:list-style-name="liste_5f_abc">
      <style:paragraph-properties fo:text-align="start" style:justify-single-word="false"/>
      <style:text-properties officeooo:paragraph-rsid="001bca5b"/>
    </style:style>
    <style:style style:name="P66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26a180"/>
    </style:style>
    <style:style style:name="P67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0a15fb"/>
    </style:style>
    <style:style style:name="P68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26a180"/>
    </style:style>
    <style:style style:name="P69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20ae47"/>
    </style:style>
    <style:style style:name="P70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361265"/>
    </style:style>
    <style:style style:name="P71" style:family="paragraph" style:parent-style-name="_5f_Paragraphe_20_livret_20_" style:list-style-name="liste_5f_abc">
      <style:paragraph-properties fo:margin-top="0.4cm" fo:margin-bottom="0cm" loext:contextual-spacing="false" fo:text-align="justify" style:justify-single-word="false"/>
      <style:text-properties officeooo:paragraph-rsid="0020ae47"/>
    </style:style>
    <style:style style:name="P72" style:family="paragraph" style:parent-style-name="_5f_Paragraphe_20_livret_20_" style:list-style-name="liste_5f_abc">
      <style:paragraph-properties fo:margin-top="0.4cm" fo:margin-bottom="0cm" loext:contextual-spacing="false" fo:text-align="justify" style:justify-single-word="false"/>
      <style:text-properties officeooo:paragraph-rsid="003445b9"/>
    </style:style>
    <style:style style:name="P73" style:family="paragraph" style:parent-style-name="_5f_Paragraphe_20_livret_20_" style:list-style-name="liste_5f_abc">
      <style:paragraph-properties fo:margin-top="0.4cm" fo:margin-bottom="0cm" loext:contextual-spacing="false"/>
      <style:text-properties fo:letter-spacing="-0.007cm" officeooo:paragraph-rsid="00361265"/>
    </style:style>
    <style:style style:name="P74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0a15fb"/>
    </style:style>
    <style:style style:name="P75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1bca5b"/>
    </style:style>
    <style:style style:name="P76" style:family="paragraph" style:parent-style-name="_5f_Paragraphe_20_livret_20_" style:list-style-name="liste_5f_abc">
      <style:paragraph-properties fo:margin-top="0.3cm" fo:margin-bottom="0.3cm" loext:contextual-spacing="false"/>
      <style:text-properties fo:font-style="normal" officeooo:paragraph-rsid="0026a180" style:font-style-asian="normal" style:font-style-complex="normal"/>
    </style:style>
    <style:style style:name="P77" style:family="paragraph" style:parent-style-name="_5f_Paragraphe_20_livret_20_" style:list-style-name="liste_5f_abc">
      <style:paragraph-properties fo:margin-top="0.499cm" fo:margin-bottom="0cm" loext:contextual-spacing="false"/>
      <style:text-properties fo:font-style="normal" officeooo:paragraph-rsid="0026a180" style:font-style-asian="normal" style:font-style-complex="normal"/>
    </style:style>
    <style:style style:name="P78" style:family="paragraph" style:parent-style-name="_5f_Paragraphe_20_livret_20_" style:list-style-name="liste_5f_abc">
      <style:paragraph-properties fo:margin-top="0.101cm" fo:margin-bottom="0cm" loext:contextual-spacing="false"/>
    </style:style>
    <style:style style:name="P79" style:family="paragraph" style:parent-style-name="_5f_Paragraphe_20_livret_20_réponse_20_élève" style:list-style-name="_5f_Numérotation_20_des_20_exercices_20_livrets">
      <style:text-properties officeooo:paragraph-rsid="0040d7bf"/>
    </style:style>
    <style:style style:name="P80" style:family="paragraph" style:parent-style-name="_5f_Pied_20_de_20_page" style:list-style-name="">
      <style:paragraph-properties fo:text-align="end" style:justify-single-word="false"/>
    </style:style>
    <style:style style:name="P81" style:family="paragraph" style:parent-style-name="_5f_Pied_20_de_20_page">
      <style:paragraph-properties fo:text-align="end" style:justify-single-word="false"/>
    </style:style>
    <style:style style:name="P82" style:family="paragraph" style:parent-style-name="_5f_Pied_20_de_20_page" style:list-style-name=""/>
    <style:style style:name="P8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Titre_20_d_27_exercices_20_livret" style:list-style-name="Num_5f_Exo">
      <style:paragraph-properties fo:margin-top="0.499cm" fo:margin-bottom="0.199cm" loext:contextual-spacing="false"/>
      <style:text-properties officeooo:paragraph-rsid="001a713e"/>
    </style:style>
    <style:style style:name="P85" style:family="paragraph" style:parent-style-name="_5f_Titre_20_d_27_exercices_20_livret" style:list-style-name="Num_5f_Exo" style:master-page-name="">
      <style:paragraph-properties fo:margin-top="0.7cm" fo:margin-bottom="0cm" loext:contextual-spacing="false" style:page-number="auto" fo:break-before="auto" fo:break-after="auto"/>
      <style:text-properties officeooo:paragraph-rsid="001bca5b"/>
    </style:style>
    <style:style style:name="P86" style:family="paragraph" style:parent-style-name="_5f_Titre_20_d_27_exercices_20_livret_20_sans_20_titre" style:list-style-name="Num_5f_Exo"/>
    <style:style style:name="P8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55" fo:break-before="auto" fo:break-after="auto" style:shadow="none"/>
      <style:text-properties style:font-name="Bitstream Vera Sans2" fo:font-size="10pt" fo:font-style="normal" fo:font-weight="bold" officeooo:rsid="00290c92" officeooo:paragraph-rsid="00114071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_5f_Titre_20_d_27_exercices_20_livret_20_sans_20_titre" style:list-style-name="Num_5f_Exo">
      <style:paragraph-properties fo:margin-top="0.831cm" fo:margin-bottom="0cm" loext:contextual-spacing="false"/>
    </style:style>
    <style:style style:name="P89" style:family="paragraph" style:parent-style-name="_5f_Titre_20_d_27_exercices_20_livret_20_sans_20_titre" style:list-style-name="Num_5f_Exo">
      <style:paragraph-properties fo:margin-top="0.801cm" fo:margin-bottom="0cm" loext:contextual-spacing="false"/>
    </style:style>
    <style:style style:name="P90" style:family="paragraph" style:parent-style-name="_5f_Titre_20_d_27_exercices_20_livret_20_sans_20_titre" style:list-style-name="Num_5f_Exo">
      <style:paragraph-properties fo:margin-top="0.85cm" fo:margin-bottom="0cm" loext:contextual-spacing="false"/>
    </style:style>
    <style:style style:name="P91" style:family="paragraph" style:parent-style-name="_5f_Titre_20_d_27_exercices_20_livret_20_sans_20_titre" style:list-style-name="Num_5f_Exo">
      <style:paragraph-properties fo:margin-top="0.85cm" fo:margin-bottom="0cm" loext:contextual-spacing="false"/>
      <style:text-properties officeooo:paragraph-rsid="003def64"/>
    </style:style>
    <style:style style:name="P92" style:family="paragraph" style:parent-style-name="_5f_Titre_20_d_27_exercices_20_livret_20_sans_20_titre" style:list-style-name="Num_5f_Exo">
      <style:paragraph-properties fo:margin-top="0.9cm" fo:margin-bottom="0cm" loext:contextual-spacing="false"/>
      <style:text-properties officeooo:paragraph-rsid="003def64"/>
    </style:style>
    <style:style style:name="P93" style:family="paragraph" style:parent-style-name="_5f_Titre_20_d_27_exercices_20_livret_20_sans_20_titre" style:list-style-name="Num_5f_Exo">
      <style:paragraph-properties fo:margin-top="0.75cm" fo:margin-bottom="0.101cm" loext:contextual-spacing="false"/>
    </style:style>
    <style:style style:name="P94" style:family="paragraph" style:parent-style-name="_5f_Titre_20_d_27_exercices_20_livret_20_sans_20_titre" style:list-style-name="Num_5f_Exo">
      <style:paragraph-properties fo:margin-top="0.75cm" fo:margin-bottom="0cm" loext:contextual-spacing="false"/>
      <style:text-properties officeooo:paragraph-rsid="0040d7bf"/>
    </style:style>
    <style:style style:name="P95" style:family="paragraph">
      <style:paragraph-properties fo:margin-top="0cm" fo:margin-bottom="0.199cm" fo:text-align="center" style:writing-mode="lr-tb"/>
    </style:style>
    <style:style style:name="P96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9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text-align="center"/>
    </style:style>
    <style:style style:name="P99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00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Bitstream Vera Sans2" fo:font-size="10pt" fo:letter-spacing="-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Bitstream Vera Sans2" fo:font-size="10pt" fo:letter-spacing="-0.004cm" fo:font-style="normal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ans2" fo:font-size="10pt" fo:letter-spacing="-0.01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Bitstream Vera Sans2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Bitstream Vera Sans2" fo:font-size="10pt" fo:font-style="italic" style:text-underline-style="none" fo:font-weight="normal" officeooo:rsid="0012a904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name="Bitstream Vera Sans2" fo:font-size="10pt" style:font-size-asian="10pt" style:font-size-complex="10pt"/>
    </style:style>
    <style:style style:name="T13" style:family="text">
      <style:text-properties style:font-name="Bitstream Vera Sans2" fo:font-size="10pt" fo:letter-spacing="-0.011cm" fo:font-style="normal" style:font-size-asian="10pt" style:font-style-asian="normal" style:font-size-complex="10pt" style:font-style-complex="normal"/>
    </style:style>
    <style:style style:name="T14" style:family="text">
      <style:text-properties style:font-name="Bitstream Vera Sans2" fo:font-size="10pt" fo:letter-spacing="-0.011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Bitstream Vera Sans2" fo:font-size="10pt" fo:letter-spacing="-0.011cm" fo:font-style="normal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Bitstream Vera Sans2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Bitstream Vera Sans2" fo:font-size="9pt" fo:font-style="normal" style:font-size-asian="9pt" style:font-style-asian="normal" style:font-size-complex="9pt" style:font-style-complex="normal"/>
    </style:style>
    <style:style style:name="T18" style:family="text">
      <style:text-properties style:text-position="0% 100%" style:font-name="Bitstream Vera Sans2" fo:font-size="10pt" style:text-underline-style="none" fo:font-weight="normal" officeooo:rsid="0013f8a6" fo:background-color="transparent" loext:char-shading-value="0" style:font-size-asian="10pt" style:font-weight-asian="normal" style:font-weight-complex="normal"/>
    </style:style>
    <style:style style:name="T19" style:family="text">
      <style:text-properties style:text-position="0% 100%" style:font-name-asian="OpenSymbol1" style:font-style-asian="normal" style:font-name-complex="OpenSymbol1" style:font-style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style:font-name="Bitstream Vera Sans2" fo:font-size="10pt" fo:letter-spacing="-0.011cm" fo:font-style="normal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Bitstream Vera Sans2" fo:font-size="10pt" fo:letter-spacing="-0.011cm" fo:font-style="normal" fo:font-weight="normal" officeooo:rsid="0040d7bf" style:font-size-asian="10pt" style:font-style-asian="normal" style:font-size-complex="10pt" style:font-style-complex="normal"/>
    </style:style>
    <style:style style:name="T24" style:family="text">
      <style:text-properties fo:color="#000000" style:font-name="Bitstream Vera Sans2" fo:letter-spacing="-0.007cm" fo:font-style="normal" officeooo:rsid="0028876d" style:font-style-asian="normal" style:font-style-complex="normal"/>
    </style:style>
    <style:style style:name="T25" style:family="text">
      <style:text-properties fo:color="#000000" style:font-name="Bitstream Vera Sans2" fo:letter-spacing="-0.007cm" fo:font-style="normal" officeooo:rsid="003445b9" style:font-style-asian="normal" style:font-style-complex="normal"/>
    </style:style>
    <style:style style:name="T26" style:family="text">
      <style:text-properties fo:color="#000000" style:font-name="Bitstream Vera Sans2" fo:letter-spacing="-0.014cm" fo:font-style="normal" officeooo:rsid="0028876d" style:font-style-asian="normal" style:font-style-complex="normal"/>
    </style:style>
    <style:style style:name="T27" style:family="text">
      <style:text-properties fo:color="#000000" style:font-name="OpenSymbol1"/>
    </style:style>
    <style:style style:name="T28" style:family="text">
      <style:text-properties fo:color="#000000" style:font-name="Bitstream Vera Sans3" fo:font-size="10pt" fo:font-style="normal" fo:font-weight="normal" officeooo:rsid="0032e85d"/>
    </style:style>
    <style:style style:name="T29" style:family="text">
      <style:text-properties fo:color="#000000" style:font-name="Bitstream Vera Sans3" fo:font-size="10pt" fo:font-style="normal" fo:font-weight="normal" officeooo:rsid="003445b9"/>
    </style:style>
    <style:style style:name="T30" style:family="text">
      <style:text-properties fo:color="#000000" style:font-name="Bitstream Vera Sans3" fo:font-size="10pt" fo:font-style="normal" fo:font-weight="normal" officeooo:rsid="00361265"/>
    </style:style>
    <style:style style:name="T31" style:family="text">
      <style:text-properties fo:color="#000000" style:font-name="Bitstream Vera Sans3" fo:font-size="10pt" fo:font-style="normal" fo:font-weight="normal" officeooo:rsid="00393607"/>
    </style:style>
    <style:style style:name="T32" style:family="text">
      <style:text-properties fo:color="#000000" style:font-name="Bitstream Vera Sans3" fo:font-size="10pt" fo:font-style="normal" fo:font-weight="normal" officeooo:rsid="00405243"/>
    </style:style>
    <style:style style:name="T33" style:family="text">
      <style:text-properties fo:color="#000000" style:font-name="Bitstream Vera Sans3" fo:font-size="10pt" fo:font-style="normal" fo:font-weight="normal" officeooo:rsid="0040d7bf"/>
    </style:style>
    <style:style style:name="T34" style:family="text">
      <style:text-properties fo:color="#000000" style:font-name="Bitstream Vera Sans3" fo:font-size="10pt" fo:letter-spacing="-0.007cm" fo:font-style="normal" fo:font-weight="normal" officeooo:rsid="003445b9"/>
    </style:style>
    <style:style style:name="T35" style:family="text">
      <style:text-properties fo:color="#000000" style:font-name="Bitstream Vera Sans3" fo:font-size="10pt" fo:letter-spacing="-0.007cm" fo:font-style="normal" fo:font-weight="normal" officeooo:rsid="0037758c"/>
    </style:style>
    <style:style style:name="T36" style:family="text">
      <style:text-properties fo:color="#000000" style:font-name="Bitstream Vera Sans3" fo:font-size="10pt" fo:letter-spacing="-0.007cm" fo:font-style="normal" fo:font-weight="normal" officeooo:rsid="003a8dab"/>
    </style:style>
    <style:style style:name="T37" style:family="text">
      <style:text-properties fo:color="#000000" style:font-name="Bitstream Vera Sans3" fo:font-size="10pt" fo:letter-spacing="-0.007cm" fo:font-style="normal" fo:font-weight="normal" officeooo:rsid="0040d7bf"/>
    </style:style>
    <style:style style:name="T38" style:family="text">
      <style:text-properties fo:color="#000000" style:font-name="Bitstream Vera Sans3" fo:font-size="10pt" fo:letter-spacing="-0.011cm" fo:font-style="normal" fo:font-weight="normal" officeooo:rsid="00361265"/>
    </style:style>
    <style:style style:name="T39" style:family="text">
      <style:text-properties fo:color="#000000" style:font-name="Bitstream Vera Sans3" fo:font-size="10pt" fo:letter-spacing="-0.011cm" fo:font-style="normal" fo:font-weight="normal" officeooo:rsid="0040d7bf"/>
    </style:style>
    <style:style style:name="T40" style:family="text">
      <style:text-properties fo:color="#000000" style:font-name="Bitstream Vera Sans3" fo:font-size="10pt" fo:letter-spacing="-0.014cm" fo:font-style="normal" fo:font-weight="normal" officeooo:rsid="00341182"/>
    </style:style>
    <style:style style:name="T41" style:family="text">
      <style:text-properties fo:color="#000000" style:font-name="Bitstream Vera Sans3" fo:font-size="10pt" fo:letter-spacing="-0.014cm" fo:font-style="normal" fo:font-weight="normal" officeooo:rsid="00341182" style:font-style-asian="normal" style:font-style-complex="normal"/>
    </style:style>
    <style:style style:name="T42" style:family="text">
      <style:text-properties fo:color="#000000" style:font-name="Bitstream Vera Sans3" fo:font-size="10pt" fo:letter-spacing="-0.014cm" fo:font-style="normal" fo:font-weight="normal" officeooo:rsid="003445b9"/>
    </style:style>
    <style:style style:name="T43" style:family="text">
      <style:text-properties fo:color="#000000" style:font-name="Bitstream Vera Sans6" fo:font-size="10pt" fo:font-style="normal" fo:font-weight="normal" officeooo:rsid="003445b9" style:font-size-asian="10pt" style:font-style-asian="normal" style:font-weight-asian="normal"/>
    </style:style>
    <style:style style:name="T44" style:family="text">
      <style:text-properties fo:color="#000000" style:font-name="Bitstream Vera Sans6" fo:font-size="10pt" fo:font-style="normal" fo:font-weight="normal" officeooo:rsid="0040d7bf" style:font-size-asian="10pt" style:font-style-asian="normal" style:font-weight-asian="normal"/>
    </style:style>
    <style:style style:name="T45" style:family="text">
      <style:text-properties fo:color="#000000" style:font-name="Bitstream Vera Sans6" fo:font-size="10pt" fo:letter-spacing="-0.011cm" fo:font-style="normal" fo:font-weight="normal" officeooo:rsid="003445b9" style:font-size-asian="10pt" style:font-style-asian="normal" style:font-weight-asian="normal"/>
    </style:style>
    <style:style style:name="T46" style:family="text">
      <style:text-properties fo:color="#000000" style:text-position="sub 58%" style:font-name="Bitstream Vera Sans6" fo:font-size="10pt" fo:font-style="normal" fo:font-weight="normal" officeooo:rsid="003445b9" style:font-size-asian="10pt" style:font-style-asian="normal" style:font-weight-asian="normal"/>
    </style:style>
    <style:style style:name="T47" style:family="text">
      <style:text-properties fo:color="#000000" style:text-position="sub 58%" style:font-name="Bitstream Vera Sans6" fo:font-size="10pt" fo:letter-spacing="-0.011cm" fo:font-style="normal" fo:font-weight="normal" officeooo:rsid="003445b9" style:font-size-asian="10pt" style:font-style-asian="normal" style:font-weight-asian="normal"/>
    </style:style>
    <style:style style:name="T48" style:family="text">
      <style:text-properties fo:color="#000000" style:text-position="0% 100%" style:font-name="Bitstream Vera Sans6" fo:font-size="10pt" fo:font-style="normal" fo:font-weight="normal" officeooo:rsid="003445b9" style:font-size-asian="10pt" style:font-style-asian="normal" style:font-weight-asian="normal"/>
    </style:style>
    <style:style style:name="T49" style:family="text">
      <style:text-properties fo:color="#000000" style:text-position="0% 100%" style:font-name="Bitstream Vera Sans6" fo:font-size="10pt" fo:font-style="normal" fo:font-weight="normal" officeooo:rsid="00361265" style:font-size-asian="10pt" style:font-style-asian="normal" style:font-weight-asian="normal"/>
    </style:style>
    <style:style style:name="T50" style:family="text">
      <style:text-properties fo:color="#000000" style:text-position="0% 100%" style:font-name="Bitstream Vera Sans6" fo:font-size="10pt" fo:letter-spacing="-0.011cm" fo:font-style="normal" fo:font-weight="normal" officeooo:rsid="003445b9" style:font-size-asian="10pt" style:font-style-asian="normal" style:font-weight-asian="normal"/>
    </style:style>
    <style:style style:name="T51" style:family="text">
      <style:text-properties fo:color="#000000" style:text-position="0% 100%" style:font-name="Bitstream Vera Sans6" fo:font-size="10pt" fo:letter-spacing="-0.011cm" fo:font-style="normal" fo:font-weight="normal" officeooo:rsid="00361265" style:font-size-asian="10pt" style:font-style-asian="normal" style:font-weight-asian="normal"/>
    </style:style>
    <style:style style:name="T52" style:family="text">
      <style:text-properties fo:color="#000000" style:text-position="0% 100%" style:font-name="Bitstream Vera Sans6" fo:font-size="10pt" fo:letter-spacing="-0.011cm" fo:font-style="normal" fo:font-weight="normal" officeooo:rsid="00393607" style:font-size-asian="10pt" style:font-style-asian="normal" style:font-weight-asian="normal"/>
    </style:style>
    <style:style style:name="T53" style:family="text">
      <style:text-properties fo:color="#000000" style:text-position="0% 100%" style:font-name="Bitstream Vera Sans6" fo:font-size="10pt" fo:letter-spacing="-0.011cm" fo:font-style="normal" fo:font-weight="normal" officeooo:rsid="0040d7bf" style:font-size-asian="10pt" style:font-style-asian="normal" style:font-weight-asian="normal"/>
    </style:style>
    <style:style style:name="T54" style:family="text">
      <style:text-properties fo:color="#800000"/>
    </style:style>
    <style:style style:name="T55" style:family="text">
      <style:text-properties fo:color="#800000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b3b3b3" style:font-name="Bitstream Vera Sans2" fo:font-size="10pt" fo:font-style="normal" style:font-size-asian="10pt" style:font-style-asian="normal" style:font-size-complex="10pt" style:font-style-complex="normal"/>
    </style:style>
    <style:style style:name="T57" style:family="text">
      <style:text-properties style:text-position="super 58%" style:font-name="Bitstream Vera Sans2" fo:font-size="10pt" fo:font-style="normal" style:font-size-asian="10pt" style:font-style-asian="normal" style:font-size-complex="10pt" style:font-style-complex="normal"/>
    </style:style>
    <style:style style:name="T58" style:family="text">
      <style:text-properties style:text-position="super 58%" style:font-name="Bitstream Vera Sans2" fo:font-size="9pt" fo:font-style="normal" style:font-size-asian="9pt" style:font-style-asian="normal" style:font-size-complex="9pt" style:font-style-complex="normal"/>
    </style:style>
    <style:style style:name="T59" style:family="text">
      <style:text-properties style:text-position="super 58%" fo:letter-spacing="-0.014cm" fo:font-style="normal" officeooo:rsid="0027ca26" style:font-style-asian="normal" style:font-style-complex="normal"/>
    </style:style>
    <style:style style:name="T60" style:family="text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T61" style:family="text">
      <style:text-properties style:use-window-font-color="true" fo:font-size="10pt" fo:letter-spacing="-0.004cm" fo:font-style="normal" style:font-size-asian="10pt" style:font-style-asian="normal" style:font-size-complex="10pt" style:font-style-complex="normal"/>
    </style:style>
    <style:style style:name="T62" style:family="text">
      <style:text-properties style:use-window-font-color="true" style:text-position="super 58%" style:font-name="Bitstream Vera Sans2" fo:font-size="10pt" fo:font-style="normal" style:font-size-asian="10pt" style:font-style-asian="normal" style:font-size-complex="10pt" style:font-style-complex="normal"/>
    </style:style>
    <style:style style:name="T63" style:family="text">
      <style:text-properties style:use-window-font-color="true" style:text-position="super 58%" style:font-name="Bitstream Vera Sans1" fo:font-size="10pt" fo:letter-spacing="-0.004cm" fo:font-style="normal" fo:font-weight="normal" officeooo:rsid="0040d7bf" style:font-size-asian="10pt" style:font-style-asian="normal" style:font-size-complex="10pt" style:font-style-complex="normal"/>
    </style:style>
    <style:style style:name="T64" style:family="text">
      <style:text-properties style:use-window-font-color="true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use-window-font-color="true" style:font-name="Bitstream Vera Sans2" fo:font-size="10pt" fo:font-style="normal" fo:font-weight="normal" officeooo:rsid="000a15f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use-window-font-color="true" style:font-name="Bitstream Vera Sans2" fo:font-size="10pt" fo:font-style="normal" fo:font-weight="normal" officeooo:rsid="001bca5b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use-window-font-color="true" style:font-name="Bitstream Vera Sans2" fo:font-size="10pt" fo:letter-spacing="-0.004cm" fo:font-style="normal" fo:font-weight="normal" officeooo:rsid="001bca5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use-window-font-color="true" style:font-name="Bitstream Vera Sans2" fo:font-size="10pt" fo:letter-spacing="-0.004cm" fo:font-style="normal" style:text-underline-style="none" fo:font-weight="normal" officeooo:rsid="0040d7bf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use-window-font-color="true" style:font-name="Bitstream Vera Sans2" fo:font-size="10pt" fo:letter-spacing="-0.004cm" fo:font-style="normal" style:text-underline-style="none" fo:font-weight="normal" officeooo:rsid="0026a180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use-window-font-color="true" style:font-name="Bitstream Vera Sans2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use-window-font-color="true" style:font-name="Bitstream Vera Sans2" fo:font-size="10pt" fo:letter-spacing="-0.007cm" fo:font-style="normal" fo:font-weight="normal" officeooo:rsid="00341182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use-window-font-color="true" style:font-name="Bitstream Vera Sans2" fo:font-size="10pt" fo:letter-spacing="-0.011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use-window-font-color="true" style:font-name="Bitstream Vera Sans2" fo:font-size="10pt" fo:letter-spacing="normal" fo:font-style="normal" style:text-underline-style="none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use-window-font-color="true" style:font-name="Bitstream Vera Sans2" fo:font-size="10pt" fo:letter-spacing="normal" fo:font-style="normal" style:text-underline-style="none" fo:font-weight="normal" officeooo:rsid="0040d7bf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use-window-font-color="true" style:font-name="Bitstream Vera Sans1" fo:font-size="10pt" fo:letter-spacing="-0.004cm" fo:font-style="normal" fo:font-weight="normal" officeooo:rsid="0040d7bf" style:font-size-asian="10pt" style:font-style-asian="normal" style:font-size-complex="10pt" style:font-style-complex="normal"/>
    </style:style>
    <style:style style:name="T76" style:family="text">
      <style:text-properties style:use-window-font-color="true" style:text-position="0% 100%" style:font-name="Bitstream Vera Sans2" fo:font-size="10pt" fo:font-style="normal" style:font-size-asian="10pt" style:font-style-asian="normal" style:font-size-complex="10pt" style:font-style-complex="normal"/>
    </style:style>
    <style:style style:name="T77" style:family="text">
      <style:text-properties style:use-window-font-color="true" style:text-position="0% 100%" style:font-name="Bitstream Vera Sans2" fo:font-size="9pt" fo:font-style="normal" style:font-size-asian="9pt" style:font-style-asian="normal" style:font-size-complex="9pt" style:font-style-complex="normal"/>
    </style:style>
    <style:style style:name="T78" style:family="text">
      <style:text-properties officeooo:rsid="00114071"/>
    </style:style>
    <style:style style:name="T79" style:family="text">
      <style:text-properties officeooo:rsid="00349483"/>
    </style:style>
    <style:style style:name="T80" style:family="text">
      <style:text-properties officeooo:rsid="0028876d"/>
    </style:style>
    <style:style style:name="T81" style:family="text">
      <style:text-properties fo:font-variant="normal" fo:text-transform="none"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2" style:family="text">
      <style:text-properties fo:font-variant="normal" fo:text-transform="none" style:text-position="0% 100%" fo:font-weight="normal" officeooo:rsid="0020ae4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3" style:family="text">
      <style:text-properties fo:font-variant="normal" fo:text-transform="none" style:text-position="0% 100%" fo:font-weight="normal" officeooo:rsid="002a8275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4" style:family="text">
      <style:text-properties officeooo:rsid="002fd3ee"/>
    </style:style>
    <style:style style:name="T85" style:family="text">
      <style:text-properties fo:letter-spacing="-0.004cm"/>
    </style:style>
    <style:style style:name="T86" style:family="text">
      <style:text-properties fo:letter-spacing="-0.004cm" officeooo:rsid="00349483"/>
    </style:style>
    <style:style style:name="T87" style:family="text">
      <style:text-properties officeooo:rsid="0032e85d"/>
    </style:style>
    <style:style style:name="T88" style:family="text">
      <style:text-properties officeooo:rsid="003445b9"/>
    </style:style>
    <style:style style:name="T89" style:family="text">
      <style:text-properties officeooo:rsid="003445b9" style:font-weight-asian="bold" style:font-weight-complex="normal" loext:shadow="none"/>
    </style:style>
    <style:style style:name="T90" style:family="text">
      <style:text-properties fo:letter-spacing="-0.007cm"/>
    </style:style>
    <style:style style:name="T91" style:family="text">
      <style:text-properties fo:letter-spacing="-0.007cm" officeooo:rsid="0028876d"/>
    </style:style>
    <style:style style:name="T92" style:family="text">
      <style:text-properties fo:letter-spacing="-0.007cm" officeooo:rsid="003445b9"/>
    </style:style>
    <style:style style:name="T93" style:family="text">
      <style:text-properties fo:letter-spacing="-0.011cm"/>
    </style:style>
    <style:style style:name="T94" style:family="text">
      <style:text-properties fo:letter-spacing="-0.011cm" officeooo:rsid="002fd3ee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letter-spacing="-0.014cm"/>
    </style:style>
    <style:style style:name="T97" style:family="text">
      <style:text-properties fo:letter-spacing="-0.014cm" officeooo:rsid="00341182"/>
    </style:style>
    <style:style style:name="T98" style:family="text">
      <style:text-properties fo:letter-spacing="-0.014cm" fo:font-style="normal" style:font-style-asian="normal" style:font-style-complex="normal"/>
    </style:style>
    <style:style style:name="T99" style:family="text">
      <style:text-properties fo:letter-spacing="-0.014cm" fo:font-style="normal" officeooo:rsid="0027ca26" style:font-style-asian="normal" style:font-style-complex="normal"/>
    </style:style>
    <style:style style:name="T100" style:family="text">
      <style:text-properties fo:letter-spacing="-0.014cm" fo:font-style="normal" officeooo:rsid="00341182" style:font-style-asian="normal" style:font-style-complex="normal"/>
    </style:style>
    <style:style style:name="T101" style:family="text">
      <style:text-properties fo:letter-spacing="-0.014cm" officeooo:rsid="0028876d"/>
    </style:style>
    <style:style style:name="T102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03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466*" fo:start-indent="0cm" fo:end-indent="0.15cm"/>
          <style:column style:rel-width="2637*" fo:start-indent="0.15cm" fo:end-indent="0cm"/>
        </style:columns>
      </style:section-properties>
    </style:style>
    <text:list-style style:name="L1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1"><draw:g text:anchor-type="paragraph" draw:z-index="14" draw:name="Forme5" draw:style-name="gr1"><draw:custom-shape draw:style-name="gr2" draw:text-style-name="P96" svg:width="3.964cm" svg:height="0.641cm" draw:transform="skewX (0.00279252680319092) rotate (0.0872664625997165) translate (-0.370416666666667cm -0.0934861111111111cm)"><text:p text:style-name="P95"><text:span text:style-name="T10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3.93cm"><text:section text:style-name="Sect1" text:name="Section4"><text:p text:style-name="P45"/><text:p text:style-name="P11"><text:span text:style-name="_5f_variables"><text:span text:style-name="T21">Julien obtient une réduction de 15 % sur un vélo valant</text:span></text:span><text:span text:style-name="_5f_variables"><text:span text:style-name="T55"> </text:span></text:span><text:span text:style-name="_5f_variables"><text:span text:style-name="T21">158 €. <text:line-break/>Quel est le montant de la réduction obtenue par Julien ? </text:span></text:span></text:p><text:p text:style-name="P34"><text:span text:style-name="T11">Tri des données</text:span><text:span text:style-name="T10"> :</text:span><text:span text:style-name="_5f_variables"><text:span text:style-name="T12"> </text:span></text:span></text:p><table:table table:name="Tableau1" table:style-name="Tableau1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P6"/></table:table-cell><table:table-cell table:style-name="Tableau1.B1" office:value-type="string"><text:p text:style-name="P7">En €</text:p></table:table-cell><table:table-cell table:style-name="Tableau1.C1" office:value-type="string"><text:p text:style-name="P7">En<text:span text:style-name="T95"> </text:span>%</text:p></table:table-cell></table:table-row><table:table-row table:style-name="Tableau1.1"><table:table-cell table:style-name="Tableau1.A2" office:value-type="string"><text:p text:style-name="P9">Réduction</text:p></table:table-cell><table:table-cell table:style-name="Tableau1.B2" office:value-type="string"><text:p text:style-name="P6">?</text:p></table:table-cell><table:table-cell table:style-name="Tableau1.C2" office:value-type="string"><text:p text:style-name="P6">15</text:p></table:table-cell></table:table-row><table:table-row table:style-name="Tableau1.1"><table:table-cell table:style-name="Tableau1.A3" office:value-type="string"><text:p text:style-name="P8"><text:span text:style-name="T78">T</text:span>otal</text:p></table:table-cell><table:table-cell table:style-name="Tableau1.B3" office:value-type="string"><text:p text:style-name="P6">158</text:p></table:table-cell><table:table-cell table:style-name="Tableau1.C3" office:value-type="string"><text:p text:style-name="P6">100</text:p></table:table-cell></table:table-row></table:table><text:p text:style-name="P49"><text:span text:style-name="Bold_5f_niv1">Correction</text:span></text:p><text:p text:style-name="P32"><text:span text:style-name="T20">Julien obtient une réduction de 15 % sur un vélo valant</text:span><text:span text:style-name="T54"> </text:span><text:span text:style-name="T20">158 € :</text:span></text:p><text:p text:style-name="P10"><text:span text:style-name="T20">158 </text:span><text:span text:style-name="T27">×</text:span><text:span text:style-name="T20"><draw:frame draw:style-name="fr4" draw:name="Objet21" text:anchor-type="as-char" svg:width="0.94cm" svg:height="0.87cm" draw:z-index="1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0">= 23,7</text:span></text:p><text:p text:style-name="P33"><text:span text:style-name="_5f_correction"><text:span text:style-name="T18">Le montant de la réduction obtenue par Julien est de 23,70 €.</text:span></text:span></text:p></text:section></draw:text-box></draw:frame></text:h>
      <text:list xml:id="list266894075" text:style-name="Num_5f_Exo">
        <text:list-item>
          <text:h text:style-name="P88" text:outline-level="1"> Une entreprise a produit 3<text:span text:style-name="T87">0</text:span>0 tonnes d’écrous et de vis. Elle a vendu un quart de sa production sur le marché national, 50 % sur le marché européen, 10 % sur le marché américain et le reste sur le marché asiatique. Dans chaque cas, calcule la <text:span text:style-name="T28">masse</text:span> <text:span text:style-name="T87">d’écrous (</text:span>en tonnes<text:span text:style-name="T87">)</text:span> <text:span text:style-name="T28">vendue</text:span>.</text:h>
        </text:list-item>
      </text:list>
      <text:list xml:id="list92712105" text:style-name="_5f_Numérotation_20_des_20_exercices_20_livrets">
        <text:list-header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</text:list-header>
      </text:list>
      <text:list xml:id="list84127430318878" text:continue-list="list266894075" text:style-name="Num_5f_Exo">
        <text:list-item>
          <text:h text:style-name="P89" text:outline-level="1"> <text:span text:style-name="T85">Quel est le volume de chlorure de sodium (sel) contenu dans un flacon de 2 L dont le sel représente 0,9 % du volume total ?</text:span></text:h>
          <text:p text:style-name="P55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</text:list-item>
        <text:list-item>
          <text:h text:style-name="P89" text:outline-level="1"> Au collège de Noémie, le foyer socio-éducatif (FSE) prend en charge 25 % du financement des voyages scolaires alors que, dans celui de <text:span text:style-name="T33">Sofian</text:span>, pour un voyage de 180 €, le FSE a donné 54 €.</text:h>
        </text:list-item>
      </text:list>
      <text:list xml:id="list1424125637" text:style-name="liste_5f_abc">
        <text:list-item text:start-value="1">
          <text:p text:style-name="P66"><text:span text:style-name="_5f_Consigne"><text:span text:style-name="T7">Si Noémie participe à un voyage qui coûte </text:span></text:span><text:span text:style-name="_5f_Consigne"><text:span text:style-name="T8">180</text:span></text:span><text:span text:style-name="_5f_Consigne"><text:span text:style-name="T7"> €, quel montant </text:span></text:span><text:span text:style-name="_5f_Consigne"><text:span text:style-name="T68">sera</text:span></text:span><text:span text:style-name="_5f_Consigne"><text:span text:style-name="T7"> pris en charge par </text:span></text:span><text:span text:style-name="_5f_Consigne"><text:span text:style-name="T69">l</text:span></text:span><text:span text:style-name="_5f_Consigne"><text:span text:style-name="T68">e</text:span></text:span><text:span text:style-name="_5f_Consigne"><text:span text:style-name="T7"> FSE ?</text:span></text:span></text:p>
          <text:p text:style-name="P57"><text:span text:style-name="_5f_pointillés_20_gris"><text:span text:style-name="T19"><text:tab/></text:span></text:span></text:p>
          <text:p text:style-name="P57"><text:span text:style-name="_5f_pointillés_20_gris"><text:span text:style-name="T19"><text:tab/></text:span></text:span></text:p>
          <text:p text:style-name="P57"><text:span text:style-name="_5f_pointillés_20_gris"><text:span text:style-name="T19"><text:tab/></text:span></text:span></text:p>
        </text:list-item>
        <text:list-item>
          <text:p text:style-name="P68"><text:span text:style-name="_5f_Consigne"><text:span text:style-name="T73">Quel pourcentage du financement des voyages scolaires le FSE du collège de S</text:span></text:span><text:span text:style-name="_5f_Consigne"><text:span text:style-name="T74">ofian</text:span></text:span><text:span text:style-name="_5f_Consigne"><text:span text:style-name="T73"> prend-il en charge </text:span></text:span><text:span text:style-name="_5f_Consigne"><text:span text:style-name="T16">?</text:span></text:span></text:p>
          <text:p text:style-name="P57"><text:span text:style-name="_5f_pointillés_20_gris"><text:span text:style-name="T19"><text:tab/></text:span></text:span></text:p>
          <text:p text:style-name="P57"><text:span text:style-name="_5f_pointillés_20_gris"><text:span text:style-name="T19"><text:tab/></text:span></text:span></text:p>
          <text:p text:style-name="P57"><text:span text:style-name="_5f_pointillés_20_gris"><text:span text:style-name="T19"><text:tab/></text:span></text:span></text:p>
        </text:list-item>
      </text:list>
      <text:list xml:id="list84126160179404" text:continue-list="list84127430318878" text:style-name="Num_5f_Exo">
        <text:list-item>
          <text:h text:style-name="P90" text:outline-level="1"><text:span text:style-name="corps"><text:span text:style-name="T64"> Un commerçant a accordé un rabais de </text:span></text:span><text:span text:style-name="corps"><text:span text:style-name="T65">15 %</text:span></text:span><text:span text:style-name="corps"><text:span text:style-name="T64"> sur un article qui coûtait initialement 230 €.</text:span></text:span></text:h>
        </text:list-item>
      </text:list>
      <text:list xml:id="list84126536990679" text:continue-list="list1424125637" text:style-name="liste_5f_abc">
        <text:list-item text:start-value="1">
          <text:p text:style-name="P67"><text:span text:style-name="corps"><text:span text:style-name="T9">Quel sera le nouveau prix de vente ?</text:span></text:span></text:p>
          <text:p text:style-name="P57"><text:span text:style-name="_5f_pointillés_20_gris"><text:span text:style-name="T19"><text:tab/></text:span></text:span></text:p>
          <text:p text:style-name="P57"><text:span text:style-name="_5f_pointillés_20_gris"><text:span text:style-name="T19"><text:tab/></text:span></text:span></text:p>
        </text:list-item>
        <text:list-item>
          <text:p text:style-name="P74"><text:span text:style-name="corps"><text:span text:style-name="T14">Il décide </text:span></text:span><text:span text:style-name="corps"><text:span text:style-name="T22">d’accorder un rabais de 69 € sur un article qui coûtait initialement 230 €.</text:span></text:span><text:span text:style-name="corps"><text:span text:style-name="T14"> </text:span></text:span><text:span text:style-name="corps"><text:span text:style-name="T15">Quel est le pourcentage de réduction ?</text:span></text:span></text:p>
          <text:p text:style-name="P57"><text:span text:style-name="_5f_pointillés_20_gris"><text:span text:style-name="T19"><text:tab/></text:span></text:span></text:p>
          <text:p text:style-name="P57"><text:span text:style-name="_5f_pointillés_20_gris"><text:span text:style-name="T19"><text:tab/></text:span></text:span></text:p>
        </text:list-item>
      </text:list>
      <text:list xml:id="list84125987648717" text:continue-list="list84126160179404" text:style-name="Num_5f_Exo">
        <text:list-item>
          <text:h text:style-name="P91" text:outline-level="1"><text:span text:style-name="corps"><text:span text:style-name="T60"> </text:span></text:span><text:span text:style-name="corps"><text:span text:style-name="T61">On a relevé, dans les </text:span></text:span><text:span text:style-name="corps"><text:span text:style-name="T75">classes de 6</text:span></text:span><text:span text:style-name="corps"><text:span text:style-name="T63">e</text:span></text:span><text:span text:style-name="corps"><text:span text:style-name="T61"> d’un collège, le nombre d’</text:span></text:span><text:span text:style-name="T61">élèves qui font du sport dans un club.</text:span></text:h>
        </text:list-item>
      </text:list>
      <text:p text:style-name="P46"><text:span text:style-name="T60">En 6</text:span><text:span text:style-name="corps"><text:span text:style-name="T62">e</text:span></text:span><text:span text:style-name="corps"><text:span text:style-name="T76"> </text:span></text:span><text:span text:style-name="T60">A, 8 élèves sur 25 font du sport en club.</text:span></text:p>
      <text:p text:style-name="P47"><text:span text:style-name="T60">En 6</text:span><text:span text:style-name="corps"><text:span text:style-name="T62">e</text:span></text:span><text:span text:style-name="corps"><text:span text:style-name="T76"> </text:span></text:span><text:span text:style-name="T60">B, 13 élèves sur 26 font du sport en club.</text:span></text:p>
      <text:list xml:id="list84126368890014" text:continue-list="list84126536990679" text:style-name="liste_5f_abc">
        <text:list-item text:start-value="1">
          <text:p text:style-name="P76">Complète les tableaux de proportionnalité.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37"><text:span text:style-name="corps"><text:span text:style-name="T17">6</text:span></text:span><text:span text:style-name="corps"><text:span text:style-name="T58">e</text:span></text:span><text:span text:style-name="corps"><text:span text:style-name="T77"> </text:span></text:span><text:span text:style-name="corps"><text:span text:style-name="T17">A</text:span></text:span></text:p>
          </table:table-cell>
          <table:covered-table-cell/>
          <table:table-cell table:style-name="Tableau4.A1" office:value-type="string">
            <text:p text:style-name="P36"/>
          </table:table-cell>
          <table:table-cell table:style-name="Tableau4.A1" table:number-columns-spanned="2" office:value-type="string">
            <text:p text:style-name="P37"><text:span text:style-name="corps"><text:span text:style-name="T17">6</text:span></text:span><text:span text:style-name="corps"><text:span text:style-name="T58">e</text:span></text:span><text:span text:style-name="corps"><text:span text:style-name="T77"> </text:span></text:span><text:span text:style-name="corps"><text:span text:style-name="T17">B</text:span></text:span></text:p>
          </table:table-cell>
          <table:covered-table-cell/>
        </table:table-row>
        <table:table-row table:style-name="Tableau4.2">
          <table:table-cell table:style-name="Tableau4.A2" office:value-type="float" office:value="8">
            <text:p text:style-name="P44">8</text:p>
          </table:table-cell>
          <table:table-cell table:style-name="Tableau4.B2" office:value-type="string">
            <text:p text:style-name="P44"/>
          </table:table-cell>
          <table:table-cell table:style-name="Tableau4.C2" office:value-type="string">
            <text:p text:style-name="P44"/>
          </table:table-cell>
          <table:table-cell table:style-name="Tableau4.A2" office:value-type="float" office:value="13">
            <text:p text:style-name="P44">13</text:p>
          </table:table-cell>
          <table:table-cell table:style-name="Tableau4.E2" office:value-type="string">
            <text:p text:style-name="P44"/>
          </table:table-cell>
        </table:table-row>
        <table:table-row table:style-name="Tableau4.2">
          <table:table-cell table:style-name="Tableau4.A3" office:value-type="float" office:value="25">
            <text:p text:style-name="P44">25</text:p>
          </table:table-cell>
          <table:table-cell table:style-name="Tableau4.B3" office:value-type="float" office:value="100">
            <text:p text:style-name="P44">100</text:p>
          </table:table-cell>
          <table:table-cell table:style-name="Tableau4.C3" office:value-type="string">
            <text:p text:style-name="P44"/>
          </table:table-cell>
          <table:table-cell table:style-name="Tableau4.A3" office:value-type="float" office:value="26">
            <text:p text:style-name="P44">26</text:p>
          </table:table-cell>
          <table:table-cell table:style-name="Tableau4.B3" office:value-type="float" office:value="100">
            <text:p text:style-name="P44">100</text:p>
          </table:table-cell>
        </table:table-row>
      </table:table>
      <text:list xml:id="list84126947429383" text:continue-numbering="true" text:style-name="liste_5f_abc">
        <text:list-item>
          <text:p text:style-name="P77">Complète les phrases suivantes.</text:p>
        </text:list-item>
      </text:list>
      <text:list xml:id="list84125778406799" text:continue-list="list92712105" text:style-name="_5f_Numérotation_20_des_20_exercices_20_livrets">
        <text:list-item>
          <text:list>
            <text:list-item>
              <text:list>
                <text:list-item>
                  <text:p text:style-name="P79"><text:span text:style-name="corps"><text:span text:style-name="T56">…......</text:span></text:span><text:span text:style-name="corps"><text:span text:style-name="T6"> % des élèves de 6</text:span></text:span><text:span text:style-name="corps"><text:span text:style-name="T57">e</text:span></text:span><text:span text:style-name="corps"><text:span text:style-name="T76"> </text:span></text:span><text:span text:style-name="corps"><text:span text:style-name="T6">A font du sport en club.</text:span></text:span></text:p>
                </text:list-item>
                <text:list-item>
                  <text:p text:style-name="P79"><text:span text:style-name="corps"><text:span text:style-name="T56">…......</text:span></text:span><text:span text:style-name="corps"><text:span text:style-name="T6"> % des élèves de 6</text:span></text:span><text:span text:style-name="corps"><text:span text:style-name="T57">e</text:span></text:span><text:span text:style-name="corps"><text:span text:style-name="T76"> </text:span></text:span><text:span text:style-name="corps"><text:span text:style-name="T6">B font du sport en club.</text:span></text:span></text:p>
                </text:list-item>
              </text:list>
            </text:list-item>
          </text:list>
        </text:list-item>
      </text:list>
      <text:list xml:id="list84127360925784" text:continue-list="list84125987648717" text:style-name="Num_5f_Exo">
        <text:list-item>
          <text:h text:style-name="P92" text:outline-level="1"> Un concessionnaire automobile a vendu, <text:span text:style-name="T87">cette année,</text:span> 600 véhicules dont 420 berlines.</text:h>
        </text:list-item>
      </text:list>
      <text:p text:style-name="P51">Dresse un tableau de proportionnalité te permett<text:span text:style-name="T44">ant</text:span> de déterminer le pourcentage de berlines vendues par ce concessionnaire.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row table:style-name="Tableau23.1">
          <table:table-cell table:style-name="Tableau23.A1" office:value-type="string">
            <text:list xml:id="list84126750177486" text:continue-numbering="true" text:style-name="Num_5f_Exo">
              <text:list-header>
                <text:p text:style-name="P63"/>
              </text:list-header>
            </text:list>
          </table:table-cell>
          <table:table-cell table:style-name="Tableau23.B1">
            <text:list xml:id="list84125305032191" text:continue-numbering="true" text:style-name="Num_5f_Exo">
              <text:list-header>
                <text:p text:style-name="P64"/>
              </text:list-header>
            </text:list>
          </table:table-cell>
          <table:table-cell table:style-name="Tableau23.C1">
            <text:list xml:id="list84126034760983" text:continue-numbering="true" text:style-name="Num_5f_Exo">
              <text:list-header>
                <text:p text:style-name="P64"/>
              </text:list-header>
            </text:list>
          </table:table-cell>
        </table:table-row>
        <table:table-row table:style-name="Tableau23.1">
          <table:table-cell table:style-name="Tableau23.A2" office:value-type="string">
            <text:list xml:id="list84126826432591" text:continue-numbering="true" text:style-name="Num_5f_Exo">
              <text:list-header>
                <text:p text:style-name="P63"/>
              </text:list-header>
            </text:list>
          </table:table-cell>
          <table:table-cell table:style-name="Tableau23.B2">
            <text:list xml:id="list84125708934922" text:continue-numbering="true" text:style-name="Num_5f_Exo">
              <text:list-header>
                <text:p text:style-name="P62"/>
              </text:list-header>
            </text:list>
          </table:table-cell>
          <table:table-cell table:style-name="Tableau23.C2">
            <text:list xml:id="list84127172993887" text:continue-numbering="true" text:style-name="Num_5f_Exo">
              <text:list-header>
                <text:p text:style-name="P62"/>
              </text:list-header>
            </text:list>
          </table:table-cell>
        </table:table-row>
      </table:table>
      <text:list xml:id="list84127292072498" text:continue-numbering="true" text:style-name="Num_5f_Exo">
        <text:list-header>
          <text:p text:style-name="P60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  <text:p text:style-name="P56"><text:span text:style-name="_5f_pointillés_20_gris"><text:span text:style-name="T19"><text:tab/></text:span></text:span></text:p>
        </text:list-header>
        <text:list-item>
          <text:h text:style-name="P84" text:outline-level="1"><text:soft-page-break/><text:span text:style-name="_5f_Consigne"><text:span text:style-name="T64"> </text:span></text:span><text:span text:style-name="corps"><text:span text:style-name="T72">Un collège de 620 élèves compte 372 élèves demi-pensionnaires. Quel est le pourcentage d’élèves demi-pensionnaires de ce collège ?</text:span></text:span></text:h>
        </text:list-item>
      </text:list>
      <table:table table:name="Tableau28" table:style-name="Tableau28">
        <table:table-column table:style-name="Tableau28.A"/>
        <table:table-column table:style-name="Tableau28.B"/>
        <table:table-column table:style-name="Tableau28.C"/>
        <table:table-row table:style-name="Tableau28.1">
          <table:table-cell table:style-name="Tableau28.A1" office:value-type="string">
            <text:list xml:id="list84126869637537" text:continue-numbering="true" text:style-name="Num_5f_Exo">
              <text:list-header>
                <text:p text:style-name="P63"/>
              </text:list-header>
            </text:list>
          </table:table-cell>
          <table:table-cell table:style-name="Tableau28.B1">
            <text:list xml:id="list84126218133451" text:continue-numbering="true" text:style-name="Num_5f_Exo">
              <text:list-header>
                <text:p text:style-name="P64"/>
              </text:list-header>
            </text:list>
          </table:table-cell>
          <table:table-cell table:style-name="Tableau28.C1">
            <text:list xml:id="list84127261796889" text:continue-numbering="true" text:style-name="Num_5f_Exo">
              <text:list-header>
                <text:p text:style-name="P64"/>
              </text:list-header>
            </text:list>
          </table:table-cell>
        </table:table-row>
        <table:table-row table:style-name="Tableau28.1">
          <table:table-cell table:style-name="Tableau28.A2" office:value-type="string">
            <text:list xml:id="list84125330666471" text:continue-numbering="true" text:style-name="Num_5f_Exo">
              <text:list-header>
                <text:p text:style-name="P63"/>
              </text:list-header>
            </text:list>
          </table:table-cell>
          <table:table-cell table:style-name="Tableau28.B2">
            <text:list xml:id="list84125983527787" text:continue-numbering="true" text:style-name="Num_5f_Exo">
              <text:list-header>
                <text:p text:style-name="P62"/>
              </text:list-header>
            </text:list>
          </table:table-cell>
          <table:table-cell table:style-name="Tableau28.C2">
            <text:list xml:id="list84126063151351" text:continue-numbering="true" text:style-name="Num_5f_Exo">
              <text:list-header>
                <text:p text:style-name="P62"/>
              </text:list-header>
            </text:list>
          </table:table-cell>
        </table:table-row>
      </table:table>
      <text:list xml:id="list84125613859310" text:continue-numbering="true" text:style-name="Num_5f_Exo">
        <text:list-header>
          <text:p text:style-name="P60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</text:list-header>
        <text:list-item>
          <text:h text:style-name="P85" text:outline-level="1"><text:span text:style-name="_5f_Consigne"><text:span text:style-name="T66"> </text:span></text:span><text:span text:style-name="corps"><text:span text:style-name="T67">Dans un stade de 25 000 places, il y a eu 21 250 spectateurs lors du dernier match.</text:span></text:span></text:h>
        </text:list-item>
      </text:list>
      <text:section text:style-name="Sect2" text:name="Section2">
        <text:list xml:id="list84126007978462" text:continue-list="list84126947429383" text:style-name="liste_5f_abc">
          <text:list-item>
            <text:list>
              <text:list-item>
                <text:p text:style-name="P65"><text:span text:style-name="corps"><text:span text:style-name="T6">Complète le tableau de proportionnalité.</text:span></text:span></text:p>
              </text:list-item>
            </text:list>
          </text:list-item>
        </text:list>
        <table:table table:name="Tableau2" table:style-name="Tableau2">
          <table:table-column table:style-name="Tableau2.A"/>
          <table:table-column table:style-name="Tableau2.B"/>
          <table:table-header-rows>
            <table:table-row table:style-name="Tableau2.1">
              <table:table-cell table:style-name="Tableau2.A1" office:value-type="string">
                <text:p text:style-name="P35">21 250</text:p>
              </table:table-cell>
              <table:table-cell table:style-name="Tableau2.B1" office:value-type="string">
                <text:p text:style-name="P35"/>
              </table:table-cell>
            </table:table-row>
          </table:table-header-rows>
          <table:table-row table:style-name="Tableau2.1">
            <table:table-cell table:style-name="Tableau2.A2" office:value-type="float" office:value="25000">
              <text:p text:style-name="P35">25 000</text:p>
            </table:table-cell>
            <table:table-cell table:style-name="Tableau2.B2" office:value-type="float" office:value="100">
              <text:p text:style-name="P35">100</text:p>
            </table:table-cell>
          </table:table-row>
        </table:table>
      </text:section>
      <text:list xml:id="list84126691391960" text:continue-numbering="true" text:style-name="liste_5f_abc">
        <text:list-item>
          <text:list>
            <text:list-item>
              <text:p text:style-name="P75"><text:span text:style-name="corps"><text:span text:style-name="T13">Quel était le pourcentage de places occupées </text:span></text:span><text:span text:style-name="corps"><text:span text:style-name="T23">lors de</text:span></text:span><text:span text:style-name="corps"><text:span text:style-name="T13"> cette rencontre ?</text:span></text:span></text:p>
            </text:list-item>
          </text:list>
        </text:list-item>
      </text:list>
      <text:list xml:id="list939700674" text:style-name="L1">
        <text:list-header>
          <text:p text:style-name="P58"><text:span text:style-name="_5f_pointillés_20_gris"><text:span text:style-name="T19"><text:tab/></text:span></text:span></text:p>
          <text:p text:style-name="P58"><text:span text:style-name="_5f_pointillés_20_gris"><text:span text:style-name="T19"><text:tab/></text:span></text:span></text:p>
        </text:list-header>
      </text:list>
      <text:list xml:id="list84127441266900" text:continue-list="list84125613859310" text:style-name="Num_5f_Exo">
        <text:list-item>
          <text:h text:style-name="P93" text:outline-level="1"><text:span text:style-name="_5f_Consigne"><text:span text:style-name="T64"> </text:span></text:span><text:span text:style-name="corps"><text:span text:style-name="T71">Au football</text:span></text:span><text:span text:style-name="corps"><text:span text:style-name="T70">, </text:span></text:span><text:span text:style-name="corps"><text:span text:style-name="T71">Rinaldo</text:span></text:span><text:span text:style-name="corps"><text:span text:style-name="T70"> a réussi 102 </text:span></text:span><text:span text:style-name="corps"><text:span text:style-name="T71">buts</text:span></text:span><text:span text:style-name="corps"><text:span text:style-name="T70"> sur ses 120 </text:span></text:span><text:span text:style-name="corps"><text:span text:style-name="T71">derniers matchs</text:span></text:span><text:span text:style-name="corps"><text:span text:style-name="T70"> alors que </text:span></text:span><text:span text:style-name="corps"><text:span text:style-name="T71">Massi</text:span></text:span><text:span text:style-name="corps"><text:span text:style-name="T70"> en a </text:span></text:span><text:span text:style-name="corps"><text:span text:style-name="T71">réussi</text:span></text:span><text:span text:style-name="corps"><text:span text:style-name="T70"> </text:span></text:span><text:span text:style-name="corps"><text:span text:style-name="T71">72</text:span></text:span><text:span text:style-name="corps"><text:span text:style-name="T70"> sur </text:span></text:span><text:span text:style-name="corps"><text:span text:style-name="T71">84</text:span></text:span><text:span text:style-name="corps"><text:span text:style-name="T70"> </text:span></text:span><text:span text:style-name="corps"><text:span text:style-name="T71">derniers matchs</text:span></text:span><text:span text:style-name="corps"><text:span text:style-name="T70">. </text:span></text:span><text:span text:style-name="corps"><text:span text:style-name="T71">Quel est le meilleur buteur</text:span></text:span><text:span text:style-name="corps"><text:span text:style-name="T70"> ?</text:span></text:span></text:h>
          <text:p text:style-name="P55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</text:list-item>
        <text:list-item>
          <text:h text:style-name="P94" text:outline-level="1"><text:span text:style-name="_5f_Consigne"><text:span text:style-name="T64"> </text:span></text:span><text:span text:style-name="T96">« </text:span><text:span text:style-name="T40">Fin</text:span><text:span text:style-name="T96"> 20</text:span><text:span text:style-name="T97">20</text:span><text:span text:style-name="T98">, </text:span><text:span text:style-name="T99">quatre</text:span><text:span text:style-name="T98"> </text:span><text:span text:style-name="T99">élèves</text:span><text:span text:style-name="T98"> </text:span><text:span text:style-name="T99">de 5</text:span><text:span text:style-name="T59">e</text:span><text:span text:style-name="T99"> </text:span><text:span text:style-name="T98">sur </text:span><text:span text:style-name="T99">cinq</text:span><text:span text:style-name="T98"> déclarent </text:span><text:span text:style-name="T99">posséder un téléphone portab</text:span><text:span text:style-name="T98">l</text:span><text:span text:style-name="T99">e</text:span><text:span text:style-name="T98"> et </text:span><text:span text:style-name="T99">3</text:span><text:span text:style-name="T100">1</text:span><text:span text:style-name="T98"> sur </text:span><text:span text:style-name="T41">50</text:span><text:span text:style-name="T98"> faire partie d’</text:span><text:span text:style-name="T100">au moins un</text:span><text:span text:style-name="T99"> r</text:span><text:span text:style-name="T98">éseau socia</text:span><text:span text:style-name="T99">l</text:span><text:span text:style-name="T98">. »</text:span></text:h>
        </text:list-item>
      </text:list>
      <text:p text:style-name="P48">Écris cette phrase avec des pourcentages.</text:p>
      <text:list xml:id="list84126858156125" text:continue-numbering="true" text:style-name="Num_5f_Exo">
        <text:list-header>
          <text:p text:style-name="P55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  <text:p text:style-name="P55"><text:span text:style-name="_5f_pointillés_20_gris"><text:span text:style-name="T19"><text:tab/></text:span></text:span></text:p>
        </text:list-header>
        <text:list-item>
          <text:h text:style-name="P93" text:outline-level="1"> <text:span text:style-name="T85">On mélange deux </text:span><text:span text:style-name="T86">verres identiques</text:span><text:span text:style-name="T85"> contenant </text:span>des boissons <text:span text:style-name="T79">au sirop</text:span> : dans l’<text:span text:style-name="T79">un des verres</text:span> il y a <text:span text:style-name="T79">3</text:span> % de <text:span text:style-name="T79">sirop</text:span> et dans l’autre <text:span text:style-name="T79">5</text:span> %. Quel est le pourcentage de <text:span text:style-name="T79">sirop </text:span>dans le mélange ?</text:h>
        </text:list-item>
      </text:list>
      <text:list xml:id="list84126852770201" text:continue-list="list84125778406799" text:style-name="_5f_Numérotation_20_des_20_exercices_20_livrets">
        <text:list-header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</text:list-header>
      </text:list>
      <text:list xml:id="list84127216253705" text:continue-list="list84126858156125" text:style-name="Num_5f_Exo">
        <text:list-item>
          <text:h text:style-name="P86" text:outline-level="1"><text:span text:style-name="_5f_Consigne"><text:span text:style-name="T64"> </text:span></text:span><text:span text:style-name="Bold_5f_niv1">Élections </text:span><text:span text:style-name="Bold_5f_niv1"><text:span text:style-name="T80">présidentielles 2017</text:span></text:span></text:h>
        </text:list-item>
      </text:list>
      <text:list xml:id="list84125383997924" text:continue-list="list84126691391960" text:style-name="liste_5f_abc">
        <text:list-item text:start-value="1">
          <text:p text:style-name="P78"><text:span text:style-name="T96">Lors d</text:span><text:span text:style-name="T101">e l</text:span><text:span text:style-name="T96">’élection </text:span><text:span text:style-name="T101">en Bretagne, 1</text:span><text:span text:style-name="_5f_pointillés_20_gris"><text:span text:style-name="T26"> </text:span></text:span><text:span text:style-name="T42">726</text:span><text:span text:style-name="_5f_pointillés_20_gris"><text:span text:style-name="T26"> </text:span></text:span><text:span text:style-name="T42">688</text:span><text:span text:style-name="T101"> personnes se sont exprimées. M. </text:span><text:span text:style-name="T42">Macron</text:span><text:span text:style-name="T101"> a obtenu 75,36 % des suffrages exprimés. </text:span><text:span text:style-name="T96">Calcule le nombre de personnes qui ont voté pour </text:span><text:span text:style-name="T101">lui</text:span><text:span text:style-name="T96">.</text:span></text:p>
        </text:list-item>
      </text:list>
      <text:list xml:id="list84127149396490" text:continue-list="list84126852770201" text:style-name="_5f_Numérotation_20_des_20_exercices_20_livrets">
        <text:list-header>
          <text:p text:style-name="P54"><text:span text:style-name="_5f_pointillés_20_gris"><text:span text:style-name="T19"><text:tab/></text:span></text:span></text:p>
          <text:p text:style-name="P59"><text:span text:style-name="_5f_pointillés_20_gris"><text:span text:style-name="T82"><text:tab/></text:span></text:span></text:p>
        </text:list-header>
      </text:list>
      <text:list xml:id="list84125978100086" text:continue-list="list84125383997924" text:style-name="liste_5f_abc">
        <text:list-item>
          <text:p text:style-name="P69"><text:span text:style-name="T90">Pour la même élection, </text:span><text:span text:style-name="T92">en Bretagne,</text:span><text:span text:style-name="T90"> </text:span><text:span text:style-name="T91">il y avait </text:span><text:span text:style-name="T34">1</text:span><text:span text:style-name="_5f_pointillés_20_gris"><text:span text:style-name="T24"> </text:span></text:span><text:span text:style-name="_5f_pointillés_20_gris"><text:span text:style-name="T25">954</text:span></text:span><text:span text:style-name="_5f_pointillés_20_gris"><text:span text:style-name="T24"> </text:span></text:span><text:span text:style-name="T91">928 votants. </text:span><text:span text:style-name="T90">Calcule le pourcentage de votes exprimés p</text:span><text:span text:style-name="T91">armi les votants</text:span><text:span text:style-name="T90">.</text:span></text:p>
        </text:list-item>
      </text:list>
      <text:list xml:id="list84126143342105" text:continue-list="list84127149396490" text:style-name="_5f_Numérotation_20_des_20_exercices_20_livrets">
        <text:list-header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81"><text:tab/></text:span></text:span></text:p>
        </text:list-header>
      </text:list>
      <text:list xml:id="list84127416195801" text:continue-list="list84125978100086" text:style-name="liste_5f_abc">
        <text:list-item>
          <text:p text:style-name="P71"><text:span text:style-name="T35">E</text:span><text:span text:style-name="T34">n PACA (Provence-Alpes-Côte d’Azur), </text:span><text:span text:style-name="T35">il </text:span><text:span text:style-name="T36">y</text:span><text:span text:style-name="T35"> a </text:span><text:span text:style-name="T37">eu</text:span><text:span text:style-name="T90"> </text:span><text:span text:style-name="T34">2 355 752</text:span><text:span text:style-name="T91"> </text:span><text:span text:style-name="T35">votes</text:span><text:span text:style-name="T91"> exprimés. M. </text:span><text:span text:style-name="T34">Macron</text:span><text:span text:style-name="T91"> a obtenu <text:s/></text:span><text:span text:style-name="T34">55,47</text:span><text:span text:style-name="T91"> % de ces </text:span><text:span text:style-name="T35">votes</text:span><text:span text:style-name="T91">. Calcule le nombre de personnes qui ont voté pour lui </text:span><text:span text:style-name="T34">en région PACA</text:span><text:span text:style-name="T91">.</text:span></text:p>
        </text:list-item>
      </text:list>
      <text:list xml:id="list84125714393372" text:continue-list="list84126143342105" text:style-name="_5f_Numérotation_20_des_20_exercices_20_livrets">
        <text:list-header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83"><text:tab/></text:span></text:span></text:p>
        </text:list-header>
      </text:list>
      <text:list xml:id="list84127215259888" text:continue-list="list84127216253705" text:style-name="Num_5f_Exo">
        <text:list-item>
          <text:h text:style-name="P52" text:outline-level="1"><text:span text:style-name="Bold_5f_niv2"><text:span text:style-name="T95"> </text:span></text:span><text:span text:style-name="Bold_5f_niv1"><text:span text:style-name="T89">Réchauffement climatique</text:span></text:span></text:h>
        </text:list-item>
      </text:list>
      <text:p text:style-name="P50">Ce tableau indique <text:span text:style-name="T43">la quantité de CO</text:span><text:span text:style-name="T46">2</text:span><text:span text:style-name="T48">, en millions de tonnes (Mt), émise par trois continents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8">Années</text:p>
          </table:table-cell>
          <table:table-cell table:style-name="Tableau3.A1" office:value-type="string">
            <text:p text:style-name="P42">Amérique</text:p>
          </table:table-cell>
          <table:table-cell table:style-name="Tableau3.A1" office:value-type="string">
            <text:p text:style-name="P42">Asie</text:p>
          </table:table-cell>
          <table:table-cell table:style-name="Tableau3.D1" office:value-type="string">
            <text:p text:style-name="P42">Europe</text:p>
          </table:table-cell>
        </table:table-row>
        <table:table-row>
          <table:table-cell table:style-name="Tableau3.A2" office:value-type="string">
            <text:p text:style-name="P39">1990</text:p>
          </table:table-cell>
          <table:table-cell table:style-name="Tableau3.B2" office:value-type="string">
            <text:p text:style-name="P43">6 461</text:p>
          </table:table-cell>
          <table:table-cell table:style-name="Tableau3.C2" office:value-type="string">
            <text:p text:style-name="P40">5 2<text:span text:style-name="T88">09</text:span> </text:p>
          </table:table-cell>
          <table:table-cell table:style-name="Tableau3.D2" office:value-type="string">
            <text:p text:style-name="P43">8 382</text:p>
          </table:table-cell>
        </table:table-row>
        <table:table-row>
          <table:table-cell table:style-name="Tableau3.A2" office:value-type="string">
            <text:p text:style-name="P38">201<text:span text:style-name="T88">7</text:span></text:p>
          </table:table-cell>
          <table:table-cell table:style-name="Tableau3.B3" office:value-type="string">
            <text:p text:style-name="P43"><text:span text:style-name="T84">7 </text:span>564</text:p>
          </table:table-cell>
          <table:table-cell table:style-name="Tableau3.C3" office:value-type="string">
            <text:p text:style-name="P41">17 570</text:p>
          </table:table-cell>
          <table:table-cell table:style-name="Tableau3.D3" office:value-type="string">
            <text:p text:style-name="P43"/>
          </table:table-cell>
        </table:table-row>
      </table:table>
      <text:list xml:id="list84125823915095" text:continue-list="list84127416195801" text:style-name="liste_5f_abc">
        <text:list-item text:start-value="1">
          <text:p text:style-name="P72">Calcule le <text:span text:style-name="T84">pourcentage </text:span><text:span text:style-name="T31">d’augmentation</text:span> <text:span text:style-name="T29">d’émis</text:span><text:span text:style-name="T32">­</text:span><text:span text:style-name="T29">sions de </text:span><text:span text:style-name="T43">CO</text:span><text:span text:style-name="T46">2</text:span><text:span text:style-name="T48"> </text:span><text:span text:style-name="T49">émis par l’Asie en 27 ans.</text:span></text:p>
        </text:list-item>
      </text:list>
      <text:list xml:id="list84127156341539" text:continue-list="list84125714393372" text:style-name="_5f_Numérotation_20_des_20_exercices_20_livrets">
        <text:list-header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</text:list-header>
      </text:list>
      <text:list xml:id="list84126161563072" text:continue-list="list84125823915095" text:style-name="liste_5f_abc">
        <text:list-item>
          <text:p text:style-name="P73">Calcule <text:span text:style-name="T30">la quantité de </text:span><text:span text:style-name="T43">CO</text:span><text:span text:style-name="T46">2</text:span><text:span text:style-name="T48"> </text:span><text:span text:style-name="T49">émise par l’Europe en 2017 sachant qu’elle a diminué de 25,2</text:span><text:span text:style-name="T84"> % en 27 ans.</text:span></text:p>
        </text:list-item>
      </text:list>
      <text:list xml:id="list84126467029323" text:continue-list="list84127156341539" text:style-name="_5f_Numérotation_20_des_20_exercices_20_livrets">
        <text:list-header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</text:list-header>
      </text:list>
      <text:list xml:id="list84125871058006" text:continue-list="list84126161563072" text:style-name="liste_5f_abc">
        <text:list-item>
          <text:p text:style-name="P70"><text:span text:style-name="T93">Calcule le </text:span><text:span text:style-name="T94">pourcentage</text:span><text:span text:style-name="T93"> </text:span><text:span text:style-name="T38">d’émission</text:span><text:span text:style-name="T39">s</text:span><text:span text:style-name="T38"> de </text:span><text:span text:style-name="T45">CO</text:span><text:span text:style-name="T47">2</text:span><text:span text:style-name="T50"> </text:span><text:span text:style-name="T51">de l’</text:span><text:span text:style-name="T52">Asie</text:span><text:span text:style-name="T51"> par rapport aux t</text:span><text:span text:style-name="T53">rois</text:span><text:span text:style-name="T51"> continents en 2017.</text:span></text:p>
        </text:list-item>
      </text:list>
      <text:list xml:id="list84125505757709" text:continue-list="list84126467029323" text:style-name="_5f_Numérotation_20_des_20_exercices_20_livrets">
        <text:list-header>
          <text:p text:style-name="P53"><text:span text:style-name="_5f_pointillés_20_gris"><text:span text:style-name="T19"><text:tab/></text:span></text:span></text:p>
          <text:p text:style-name="P53"><text:span text:style-name="_5f_pointillés_20_gris"><text:span text:style-name="T19"><text:tab/></text:span></text:span></text:p>
          <text:p text:style-name="P61"><text:span text:style-name="_5f_pointillés_20_gris"><text:span text:style-name="T19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5f_Correction_20_surligné" style:display-name="_Correction surligné" style:family="text">
      <style:text-properties fo:color="#000000" style:font-name="Bitstream Vera Sans3" fo:font-family="'Bitstream Vera Sans'" style:font-style-name="Oblique" style:font-family-generic="swiss" style:font-pitch="variable" fo:font-size="10pt" fo:font-style="normal" fo:background-color="#ffff00" style:font-name-asian="Bitstream Vera Sans3" style:font-family-asian="'Bitstream Vera Sans'" style:font-style-name-asian="Oblique" style:font-family-generic-asian="swiss" style:font-pitch-asian="variable" style:font-name-complex="Bitstream Vera Sans3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5f_corrigée" style:display-name="Formule_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 text:start-value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114071" officeooo:paragraph-rsid="00114071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5_20_paire_20__28_D_29_" style:display-name="_Fiche éditeur série 5 paire (D)" style:page-layout-name="Mpm2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1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4</text:span></text:p></draw:text-box></draw:frame><draw:line text:anchor-type="paragraph" draw:z-index="9" draw:name="Forme3" draw:style-name="Mgr3" draw:text-style-name="MP28" svg:x1="11.899cm" svg:y1="0.36cm" svg:x2="21.461cm" svg:y2="0.36cm"><text:p/></draw:line>Utiliser un pourcentage</text:p>
      </style:header>
      <style:footer>
        <text:p text:style-name="MP30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31"><draw:g text:anchor-type="paragraph" draw:z-index="13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6</text:page-number></text:p></draw:text-box></draw:frame><text:p text:style-name="MP33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2T08:41:24.969000000</dc:date>
    <meta:editing-duration>PT12H24M42S</meta:editing-duration>
    <meta:editing-cycles>74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7" meta:image-count="0" meta:object-count="1" meta:page-count="2" meta:paragraph-count="164" meta:word-count="932" meta:character-count="5184" meta:non-whitespace-character-count="3919"/>
  </office:meta>
</office:document-meta>
</file>

<file path=Object 1/content.xml><?xml version="1.0" encoding="utf-8"?>
<math xmlns="http://www.w3.org/1998/Math/MathML" display="block">
  <semantics>
    <mstyle mathsize="10pt">
      <mfrac>
        <mn>15</mn>
        <mn>100</mn>
      </mfrac>
    </mstyle>
    <annotation encoding="StarMath 5.0">size 10{15 over 100}</annotation>
  </semantics>
</math>
</file>